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85cm" loext:decorative="false"/>
      <style:paragraph-properties style:writing-mode="lr-tb"/>
    </style:style>
    <style:style style:name="gr2" style:family="graphic" style:parent-style-name="standard">
      <style:graphic-properties svg:stroke-color="#3faf46" draw:fill-color="#00a933" draw:textarea-horizontal-align="justify" draw:textarea-vertical-align="middle" draw:auto-grow-height="false" fo:min-height="3.402cm" fo:min-width="3.31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7.755cm" loext:decorative="false"/>
      <style:paragraph-properties style:writing-mode="lr-tb"/>
    </style:style>
    <style:style style:name="gr4" style:family="graphic" style:parent-style-name="standard">
      <style:graphic-properties svg:stroke-color="#bf0041" draw:fill-color="#bf0041" draw:textarea-horizontal-align="justify" draw:textarea-vertical-align="middle" draw:auto-grow-height="false" fo:min-height="2.29cm" fo:min-width="6.167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bf0041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2.54cm" svg:x="2.27cm" svg:y="2.27cm">
          <text:p text:style-name="P1">User Input (1-7) numb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62cm" svg:height="7.303cm" svg:x="1.952cm" svg:y="7.667cm">
          <text:p text:style-name="P1">Number &gt;= 1 and Number &lt;= 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8.255cm" svg:height="3.81cm" svg:x="11.795cm" svg:y="13.7cm">
          <text:p text:style-name="P1">Print days of week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6.667cm" svg:height="2.54cm" svg:x="2.27cm" svg:y="20.05cm">
          <text:p text:style-name="P1">Invalid Numb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45cm" svg:y1="4.81cm" svg:x2="5.762cm" svg:y2="7.667cm" draw:start-shape="id1" draw:start-glue-point="2" draw:end-shape="id2" draw:end-glue-point="4" svg:d="M5445 4810v1428h317v1429" svg:viewBox="0 0 318 2858">
          <text:p/>
        </draw:connector>
        <draw:connector draw:style-name="gr5" draw:text-style-name="P1" draw:layer="layout" svg:x1="9.572cm" svg:y1="11.319cm" svg:x2="15.922cm" svg:y2="13.7cm" draw:start-shape="id2" draw:start-glue-point="7" draw:end-shape="id3" draw:end-glue-point="0" svg:d="M9572 11319h6350v2381" svg:viewBox="0 0 6351 2382">
          <text:p/>
        </draw:connector>
        <draw:connector draw:style-name="gr5" draw:text-style-name="P1" draw:layer="layout" svg:x1="1.87cm" svg:y1="11.289cm" svg:x2="2.27cm" svg:y2="21.32cm" draw:end-shape="id4" draw:end-glue-point="3" svg:d="M1870 11289h-102v10031h502" svg:viewBox="0 0 503 10032">
          <text:p/>
        </draw:connector>
        <draw:frame draw:style-name="gr6" draw:text-style-name="P4" draw:layer="layout" svg:width="1.535cm" svg:height="0.962cm" svg:x="12.112cm" svg:y="10.842cm">
          <draw:text-box>
            <text:p>Yes</text:p>
          </draw:text-box>
        </draw:frame>
        <draw:frame draw:style-name="gr6" draw:text-style-name="P4" draw:layer="layout" svg:width="1.311cm" svg:height="0.962cm" svg:x="1.317cm" svg:y="15.28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9:21:58.326518035</meta:creation-date>
    <meta:generator>LibreOffice/24.2.7.2$Linux_X86_64 LibreOffice_project/420$Build-2</meta:generator>
    <dc:date>2025-04-03T20:02:33.219278897</dc:date>
    <meta:editing-duration>PT40M35S</meta:editing-duration>
    <meta:editing-cycles>1</meta:editing-cycles>
    <meta:document-statistic meta:object-count="9"/>
  </office:meta>
</office:document-meta>
</file>